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shafter_event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cs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533: "* I..^1. Ihr habt die Müll-Welt überlebt!?/",</text:p>
          </table:table-cell>
          <table:table-cell table:number-columns-repeated="6"/>
          <table:table-cell office:value-type="string" calcext:value-type="string">
            <text:p>Zeilennummer 5533: "* Y..^1. You got past Thrash World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7* Hng..^1. Selbst mit deiner Hilfe^1, Kann ich euch nicht aufhalten.../",</text:p>
          </table:table-cell>
          <table:table-cell table:number-columns-repeated="6"/>
          <table:table-cell office:value-type="string" calcext:value-type="string">
            <text:p>Zeilennummer 5533: "\\E7* Hng..^1. Even with your help^1, I couldn't stop you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Hey^1, ist in Ordnung^1, Lancer^1. Das war ein netter Versuch./",</text:p>
          </table:table-cell>
          <table:table-cell table:number-columns-repeated="6"/>
          <table:table-cell office:value-type="string" calcext:value-type="string">
            <text:p>Zeilennummer 5533: "* Hey^1, it's alright^1, Lancer^1. It was a nice effor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Yeah^1, ich meine^1, du musst realistisch bleiben./",</text:p>
          </table:table-cell>
          <table:table-cell table:number-columns-repeated="6"/>
          <table:table-cell office:value-type="string" calcext:value-type="string">
            <text:p>Zeilennummer 5533: "* Yeah^1, I mean^1, you gotta be realistic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2* Nichts kann uns aufhalten^1. Nicht einmal wir selbst./",</text:p>
          </table:table-cell>
          <table:table-cell table:number-columns-repeated="6"/>
          <table:table-cell office:value-type="string" calcext:value-type="string">
            <text:p>Zeilennummer 5533: "\\E2* Nothing can stop us^1. Not even ourselve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Leute",</text:p>
          </table:table-cell>
          <table:table-cell table:number-columns-repeated="6"/>
          <table:table-cell office:value-type="string" calcext:value-type="string">
            <text:p>Zeilennummer 5533: "Guy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Der (zensiert) Squad",</text:p>
          </table:table-cell>
          <table:table-cell table:number-columns-repeated="6"/>
          <table:table-cell office:value-type="string" calcext:value-type="string">
            <text:p>Zeilennummer 5533: "The (Censored) Squa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Der Lancer-Fanclub",</text:p>
          </table:table-cell>
          <table:table-cell table:number-columns-repeated="6"/>
          <table:table-cell office:value-type="string" calcext:value-type="string">
            <text:p>Zeilennummer 5533: "The Lancer Fan Club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Die freundliche Spaß-Gang",</text:p>
          </table:table-cell>
          <table:table-cell table:number-columns-repeated="6"/>
          <table:table-cell office:value-type="string" calcext:value-type="string">
            <text:p>Zeilennummer 5533: "The Friendly Fun Gang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Das ist richtig!^1!&amp;* Der ~1!!/",</text:p>
          </table:table-cell>
          <table:table-cell table:number-columns-repeated="6"/>
          <table:table-cell office:value-type="string" calcext:value-type="string">
            <text:p>Zeilennummer 5533: "* That's right!^1!&amp;* The ~1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Du zerstörst alles, in deinem Weg!/%",</text:p>
          </table:table-cell>
          <table:table-cell table:number-columns-repeated="6"/>
          <table:table-cell office:value-type="string" calcext:value-type="string">
            <text:p>Zeilennummer 5533: "* You crush everything that gets in your wa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Hmmm..^1. Was soll ich dann nur tun.../",</text:p>
          </table:table-cell>
          <table:table-cell table:number-columns-repeated="6"/>
          <table:table-cell office:value-type="string" calcext:value-type="string">
            <text:p>Zeilennummer 5533: "* Hmmm..^1. What am I supposed to do^1, then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4* Wenn ich euch nicht aufhalten kann^1, dann.../",</text:p>
          </table:table-cell>
          <table:table-cell table:number-columns-repeated="6"/>
          <table:table-cell office:value-type="string" calcext:value-type="string">
            <text:p>Zeilennummer 5533: "\\E4* If I can't stop you^1, then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5* Dann^1, wird mein Vater.../%",</text:p>
          </table:table-cell>
          <table:table-cell table:number-columns-repeated="6"/>
          <table:table-cell office:value-type="string" calcext:value-type="string">
            <text:p>Zeilennummer 5533: "\\E5* Then^1, my dad will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.../",</text:p>
          </table:table-cell>
          <table:table-cell table:number-columns-repeated="6"/>
          <table:table-cell office:value-type="string" calcext:value-type="string">
            <text:p>Zeilennummer 55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Nun.../",</text:p>
          </table:table-cell>
          <table:table-cell table:number-columns-repeated="6"/>
          <table:table-cell office:value-type="string" calcext:value-type="string">
            <text:p>Zeilennummer 5533: "* Well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2* Komm doch mit uns mit.../",</text:p>
          </table:table-cell>
          <table:table-cell table:number-columns-repeated="6"/>
          <table:table-cell office:value-type="string" calcext:value-type="string">
            <text:p>Zeilennummer 5533: "\\E2* Why don't you come with u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1* Und vielleicht fällt dir dann ein^1, wie du uns aufhalten kannst./%",</text:p>
          </table:table-cell>
          <table:table-cell table:number-columns-repeated="6"/>
          <table:table-cell office:value-type="string" calcext:value-type="string">
            <text:p>Zeilennummer 5533: "\\E1* And maybe you'll think of how to stop us on the way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W..^1. Wirklich!^1?&amp;* Ihr lasst mich mitspielen...!?/",</text:p>
          </table:table-cell>
          <table:table-cell table:number-columns-repeated="6"/>
          <table:table-cell office:value-type="string" calcext:value-type="string">
            <text:p>Zeilennummer 5533: "* R..^1. Really!^1?&amp;* You'd let me tag along...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Sicher^1, Warum nicht^1? Du kannst ein unoffizielles Teammitglied sein./",</text:p>
          </table:table-cell>
          <table:table-cell table:number-columns-repeated="6"/>
          <table:table-cell office:value-type="string" calcext:value-type="string">
            <text:p>Zeilennummer 5533: "* Sure^1, why not^1. You can be an unofficial team memb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Wow^1! I.^1. Ich!^1? Im ~1!?/",</text:p>
          </table:table-cell>
          <table:table-cell table:number-columns-repeated="6"/>
          <table:table-cell office:value-type="string" calcext:value-type="string">
            <text:p>Zeilennummer 5533: "* Wow^1! M..^1. Me!^1? In the ~1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4* W..^1. Warte.../%",</text:p>
          </table:table-cell>
          <table:table-cell table:number-columns-repeated="6"/>
          <table:table-cell office:value-type="string" calcext:value-type="string">
            <text:p>Zeilennummer 5533: "\\E4* W..^1. Wait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Können wir signierte Trainingsjacke erhalten?/",</text:p>
          </table:table-cell>
          <table:table-cell table:number-columns-repeated="6"/>
          <table:table-cell office:value-type="string" calcext:value-type="string">
            <text:p>Zeilennummer 5533: "* Can we have monogrammed track jacket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Yeah^1.&amp;* Ralsei macht sie./",</text:p>
          </table:table-cell>
          <table:table-cell table:number-columns-repeated="6"/>
          <table:table-cell office:value-type="string" calcext:value-type="string">
            <text:p>Zeilennummer 5533: "* Yeah^1.&amp;* Ralsei will make the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H..^1. Huh!?/",</text:p>
          </table:table-cell>
          <table:table-cell table:number-columns-repeated="6"/>
          <table:table-cell office:value-type="string" calcext:value-type="string">
            <text:p>Zeilennummer 5533: "* H..^1. Huh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\\E8* ... Okay^1, klar!/",</text:p>
          </table:table-cell>
          <table:table-cell table:number-columns-repeated="6"/>
          <table:table-cell office:value-type="string" calcext:value-type="string">
            <text:p>Zeilennummer 5533: "\\E8* ... Okay^1, sur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Ahahah!!^1!&amp;* Lancer betritt das Team!!/%",</text:p>
          </table:table-cell>
          <table:table-cell table:number-columns-repeated="6"/>
          <table:table-cell office:value-type="string" calcext:value-type="string">
            <text:p>Zeilennummer 5533: "* Ahahah!!^1!&amp;* Lancer joins the team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Lancer betrit die Party! <text:s text:c="5"/>%%",</text:p>
          </table:table-cell>
          <table:table-cell table:number-columns-repeated="6"/>
          <table:table-cell office:value-type="string" calcext:value-type="string">
            <text:p>Zeilennummer 5533: "* Lancer joined the party! <text:s text:c="5"/>%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533: "* Nein./%",</text:p>
          </table:table-cell>
          <table:table-cell table:number-columns-repeated="6"/>
          <table:table-cell office:value-type="string" calcext:value-type="string">
            <text:p>Zeilennummer 5533: "* No./%",</text:p>
          </table:table-cell>
          <table:table-cell table:number-columns-repeated="6"/>
        </table:table-row>
      </table:table>
      <table:table table:name="thrashafter_follow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609: "* Wow^1, das ist cool!!!/",</text:p>
          </table:table-cell>
          <table:table-cell table:number-columns-repeated="6"/>
          <table:table-cell office:value-type="string" calcext:value-type="string">
            <text:p>Zeilennummer 2609: "* Wow^1, this is cool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Ich war noch nie Teil eines so großen Teams!!!/",</text:p>
          </table:table-cell>
          <table:table-cell table:number-columns-repeated="6"/>
          <table:table-cell office:value-type="string" calcext:value-type="string">
            <text:p>Zeilennummer 2609: "\\E6* I've never been on such a big team before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abt ihr denn keine Legionen..^1. oder so?/",</text:p>
          </table:table-cell>
          <table:table-cell table:number-columns-repeated="6"/>
          <table:table-cell office:value-type="string" calcext:value-type="string">
            <text:p>Zeilennummer 2609: "* Don't you have a legion of..^1. various guy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Yeah^1, aber mein Dad zwang sie^1, mir zu gehorchen./",</text:p>
          </table:table-cell>
          <table:table-cell table:number-columns-repeated="6"/>
          <table:table-cell office:value-type="string" calcext:value-type="string">
            <text:p>Zeilennummer 2609: "* Yeah^1, but my dad forced them to listen to m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Also mögen sie mich nicht wirklich./",</text:p>
          </table:table-cell>
          <table:table-cell table:number-columns-repeated="6"/>
          <table:table-cell office:value-type="string" calcext:value-type="string">
            <text:p>Zeilennummer 2609: "\\E4* So they don't actually like me very mu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eh^1, diese Clowns brauchst du nicht mehr./",</text:p>
          </table:table-cell>
          <table:table-cell table:number-columns-repeated="6"/>
          <table:table-cell office:value-type="string" calcext:value-type="string">
            <text:p>Zeilennummer 2609: "* Heh^1, well you don't need those clowns anymo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2* Bleib doch bei uns./",</text:p>
          </table:table-cell>
          <table:table-cell table:number-columns-repeated="6"/>
          <table:table-cell office:value-type="string" calcext:value-type="string">
            <text:p>Zeilennummer 2609: "\\E2* Just chill with u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Aye aye!/%",</text:p>
          </table:table-cell>
          <table:table-cell table:number-columns-repeated="6"/>
          <table:table-cell office:value-type="string" calcext:value-type="string">
            <text:p>Zeilennummer 2609: "* Aye ay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Mann^1, ich bin IMMER NOCH hungrig./",</text:p>
          </table:table-cell>
          <table:table-cell table:number-columns-repeated="6"/>
          <table:table-cell office:value-type="string" calcext:value-type="string">
            <text:p>Zeilennummer 2609: "* Man^1, I'm STILL hung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0* Es scheint so^1, als könnte ich essen^1, was ich will, ohne Erfolg/",</text:p>
          </table:table-cell>
          <table:table-cell table:number-columns-repeated="6"/>
          <table:table-cell office:value-type="string" calcext:value-type="string">
            <text:p>Zeilennummer 2609: "\\E0* It's like nothing I eat here matter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2* Ich hätte wohl mehr Kuchengeld klauen sollen./",</text:p>
          </table:table-cell>
          <table:table-cell table:number-columns-repeated="6"/>
          <table:table-cell office:value-type="string" calcext:value-type="string">
            <text:p>Zeilennummer 2609: "\\E2* Shoulda stolen more money for the bake sale^1, I gues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ich WOLLTE^1, einen Kuchen backen./",</text:p>
          </table:table-cell>
          <table:table-cell table:number-columns-repeated="6"/>
          <table:table-cell office:value-type="string" calcext:value-type="string">
            <text:p>Zeilennummer 2609: "* ... I WAS thinking of baking a cake lat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Mmmmm... aber, wo ist der Haken./",</text:p>
          </table:table-cell>
          <table:table-cell table:number-columns-repeated="6"/>
          <table:table-cell office:value-type="string" calcext:value-type="string">
            <text:p>Zeilennummer 2609: "* Mmmmm... what's the cat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Hört auf, euch über mich lustig zu machen./",</text:p>
          </table:table-cell>
          <table:table-cell table:number-columns-repeated="6"/>
          <table:table-cell office:value-type="string" calcext:value-type="string">
            <text:p>Zeilennummer 2609: "* ... you have to stop making fun of me^1, for on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VERSTANDEN!!!/%",</text:p>
          </table:table-cell>
          <table:table-cell table:number-columns-repeated="6"/>
          <table:table-cell office:value-type="string" calcext:value-type="string">
            <text:p>Zeilennummer 2609: "* PASS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ich WOLLTE^1, einen Dunkelbeerteekuchen <text:s/>backen./",</text:p>
          </table:table-cell>
          <table:table-cell table:number-columns-repeated="6"/>
          <table:table-cell office:value-type="string" calcext:value-type="string">
            <text:p>Zeilennummer 2609: "* ... I WAS thinking of making Darkberry Teacakes lat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Mmmmm... wo ist der Haken./",</text:p>
          </table:table-cell>
          <table:table-cell table:number-columns-repeated="6"/>
          <table:table-cell office:value-type="string" calcext:value-type="string">
            <text:p>Zeilennummer 2609: "* Mmmmm... what's the cat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Hört auf, euch über mich lustig zu machen./",</text:p>
          </table:table-cell>
          <table:table-cell table:number-columns-repeated="6"/>
          <table:table-cell office:value-type="string" calcext:value-type="string">
            <text:p>Zeilennummer 2609: "* ... you have to stop making fun of me^1, for on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VERSTANDEN!!!/%",</text:p>
          </table:table-cell>
          <table:table-cell table:number-columns-repeated="6"/>
          <table:table-cell office:value-type="string" calcext:value-type="string">
            <text:p>Zeilennummer 2609: "* PASS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Schau^1, Susie^1!&amp;* Ein Bonbonbaum!/",</text:p>
          </table:table-cell>
          <table:table-cell table:number-columns-repeated="6"/>
          <table:table-cell office:value-type="string" calcext:value-type="string">
            <text:p>Zeilennummer 2609: "* Look^1, Susie^1!&amp;* A candy tre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ell yeah!/%",</text:p>
          </table:table-cell>
          <table:table-cell table:number-columns-repeated="6"/>
          <table:table-cell office:value-type="string" calcext:value-type="string">
            <text:p>Zeilennummer 2609: "* Hell yeah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verdammt^1, der letzte ist zu weit oben./",</text:p>
          </table:table-cell>
          <table:table-cell table:number-columns-repeated="6"/>
          <table:table-cell office:value-type="string" calcext:value-type="string">
            <text:p>Zeilennummer 2609: "* ... damn^1, the last piece's too high to rea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Keine Sorge^1, Susie!/",</text:p>
          </table:table-cell>
          <table:table-cell table:number-columns-repeated="6"/>
          <table:table-cell office:value-type="string" calcext:value-type="string">
            <text:p>Zeilennummer 2609: "* Worry not^1, Susi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2* Ich habe eine \\cYspezielle Verwandlung\\cW für solche Zeiten!/",</text:p>
          </table:table-cell>
          <table:table-cell table:number-columns-repeated="6"/>
          <table:table-cell office:value-type="string" calcext:value-type="string">
            <text:p>Zeilennummer 2609: "\\E2* I have a \\cYSpecial Transformation\\cW for times like thi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-wirklich!?/",</text:p>
          </table:table-cell>
          <table:table-cell table:number-columns-repeated="6"/>
          <table:table-cell office:value-type="string" calcext:value-type="string">
            <text:p>Zeilennummer 2609: "* R-really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Schaut zu und lernt^1, Team!!/%",</text:p>
          </table:table-cell>
          <table:table-cell table:number-columns-repeated="6"/>
          <table:table-cell office:value-type="string" calcext:value-type="string">
            <text:p>Zeilennummer 2609: "* Watch and learn^1, Team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Schaut^1! \\cYStuhlformation!/",</text:p>
          </table:table-cell>
          <table:table-cell table:number-columns-repeated="6"/>
          <table:table-cell office:value-type="string" calcext:value-type="string">
            <text:p>Zeilennummer 2609: "* Look^1! \\cYStool Form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du hast dich nur gebeugt./",</text:p>
          </table:table-cell>
          <table:table-cell table:number-columns-repeated="6"/>
          <table:table-cell office:value-type="string" calcext:value-type="string">
            <text:p>Zeilennummer 2609: "* ... all you did was put your hands on the groun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ey^1, Acte nicht so neidisch./%",</text:p>
          </table:table-cell>
          <table:table-cell table:number-columns-repeated="6"/>
          <table:table-cell office:value-type="string" calcext:value-type="string">
            <text:p>Zeilennummer 2609: "* Hey^1, don't act so jealou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eheh^1, Hab's./",</text:p>
          </table:table-cell>
          <table:table-cell table:number-columns-repeated="6"/>
          <table:table-cell office:value-type="string" calcext:value-type="string">
            <text:p>Zeilennummer 2609: "* Heheh^1, got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Ooo^1, sag mir^1, wie es schmeckt!/%",</text:p>
          </table:table-cell>
          <table:table-cell table:number-columns-repeated="6"/>
          <table:table-cell office:value-type="string" calcext:value-type="string">
            <text:p>Zeilennummer 2609: "* Ooo^1, tell me what it tastes lik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uh^1? Du hast noch nie ein Bonbon gegessen?/",</text:p>
          </table:table-cell>
          <table:table-cell table:number-columns-repeated="6"/>
          <table:table-cell office:value-type="string" calcext:value-type="string">
            <text:p>Zeilennummer 2609: "* Huh^1? You haven't had it befor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Oh..^1. nein...^1 ich frage mich oft^1, wie eins schmeckt.../",</text:p>
          </table:table-cell>
          <table:table-cell table:number-columns-repeated="6"/>
          <table:table-cell office:value-type="string" calcext:value-type="string">
            <text:p>Zeilennummer 2609: "* Oh..^1. I mean^1, I've always wondered what it's lik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Aber ich darf nichts selbst aufheben.../",</text:p>
          </table:table-cell>
          <table:table-cell table:number-columns-repeated="6"/>
          <table:table-cell office:value-type="string" calcext:value-type="string">
            <text:p>Zeilennummer 2609: "\\E4* But I'm not allowed to pick it for myself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/%",</text:p>
          </table:table-cell>
          <table:table-cell table:number-columns-repeated="6"/>
          <table:table-cell office:value-type="string" calcext:value-type="string">
            <text:p>Zeilennummer 2609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Nun^1, sag du mir doch^1, wie es schmeckt./",</text:p>
          </table:table-cell>
          <table:table-cell table:number-columns-repeated="6"/>
          <table:table-cell office:value-type="string" calcext:value-type="string">
            <text:p>Zeilennummer 2609: "* Well^1, you tell me what it tastes lik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u gibst es mir...?/",</text:p>
          </table:table-cell>
          <table:table-cell table:number-columns-repeated="6"/>
          <table:table-cell office:value-type="string" calcext:value-type="string">
            <text:p>Zeilennummer 2609: "* You're giving it to m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Ich dachte^1, du bist hungrig./",</text:p>
          </table:table-cell>
          <table:table-cell table:number-columns-repeated="6"/>
          <table:table-cell office:value-type="string" calcext:value-type="string">
            <text:p>Zeilennummer 2609: "\\E6* I thought you were hung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ich^1, uh^1, hab kein hunger mehr./",</text:p>
          </table:table-cell>
          <table:table-cell table:number-columns-repeated="6"/>
          <table:table-cell office:value-type="string" calcext:value-type="string">
            <text:p>Zeilennummer 2609: "* ... I^1, uh^1, changed my min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oho!!^1!&amp;* Bonbon betritt das Team!!/%",</text:p>
          </table:table-cell>
          <table:table-cell table:number-columns-repeated="6"/>
          <table:table-cell office:value-type="string" calcext:value-type="string">
            <text:p>Zeilennummer 2609: "* Hoho!!^1!&amp;* Candy joins the team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Bonbon betritt die Party! <text:s text:c="5"/>%%",</text:p>
          </table:table-cell>
          <table:table-cell table:number-columns-repeated="6"/>
          <table:table-cell office:value-type="string" calcext:value-type="string">
            <text:p>Zeilennummer 2609: "* Candy joined the party! <text:s text:c="5"/>%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RUHE^1, JETZT IST GENUG!!!/%",</text:p>
          </table:table-cell>
          <table:table-cell table:number-columns-repeated="6"/>
          <table:table-cell office:value-type="string" calcext:value-type="string">
            <text:p>Zeilennummer 2609: "* ALRIGHT ALREADY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so^1, wie schmeckt es?/",</text:p>
          </table:table-cell>
          <table:table-cell table:number-columns-repeated="6"/>
          <table:table-cell office:value-type="string" calcext:value-type="string">
            <text:p>Zeilennummer 2609: "* ... so what's it taste lik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Yumn yumn yumn^1! Es schmeckt nach Freundschaft!/",</text:p>
          </table:table-cell>
          <table:table-cell table:number-columns-repeated="6"/>
          <table:table-cell office:value-type="string" calcext:value-type="string">
            <text:p>Zeilennummer 2609: "* Yumn yumn yumn^1! It tastes like friendship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Und wie scheckt DAS???/",</text:p>
          </table:table-cell>
          <table:table-cell table:number-columns-repeated="6"/>
          <table:table-cell office:value-type="string" calcext:value-type="string">
            <text:p>Zeilennummer 2609: "* What's THAT taste like??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ahaha!^1! Als seien meine Zähne am zerfallen!!/%",</text:p>
          </table:table-cell>
          <table:table-cell table:number-columns-repeated="6"/>
          <table:table-cell office:value-type="string" calcext:value-type="string">
            <text:p>Zeilennummer 2609: "* Hahaha!^1! Like my teeth are disintegrating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aha, das.../",</text:p>
          </table:table-cell>
          <table:table-cell table:number-columns-repeated="6"/>
          <table:table-cell office:value-type="string" calcext:value-type="string">
            <text:p>Zeilennummer 2609: "* Haha, that'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ist eigentlich..^1. schlecht./",</text:p>
          </table:table-cell>
          <table:table-cell table:number-columns-repeated="6"/>
          <table:table-cell office:value-type="string" calcext:value-type="string">
            <text:p>Zeilennummer 2609: "\\E6* That's actually..^1. ba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aha^1, yeah^1! Aber danke fürs teilen!/",</text:p>
          </table:table-cell>
          <table:table-cell table:number-columns-repeated="6"/>
          <table:table-cell office:value-type="string" calcext:value-type="string">
            <text:p>Zeilennummer 2609: "* Haha^1, yeah^1! But thank you for sharing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3* Du bist eine gute Freundin!!!/",</text:p>
          </table:table-cell>
          <table:table-cell table:number-columns-repeated="6"/>
          <table:table-cell office:value-type="string" calcext:value-type="string">
            <text:p>Zeilennummer 2609: "\\E3* You're a good friend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Nun^1, uh.../",</text:p>
          </table:table-cell>
          <table:table-cell table:number-columns-repeated="6"/>
          <table:table-cell office:value-type="string" calcext:value-type="string">
            <text:p>Zeilennummer 2609: "* Well^1, u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1* ... du auch^1, denke ich./%",</text:p>
          </table:table-cell>
          <table:table-cell table:number-columns-repeated="6"/>
          <table:table-cell office:value-type="string" calcext:value-type="string">
            <text:p>Zeilennummer 2609: "\\E1* ... you too^1, I gues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Einfach mit euch herumzulaufen..^1. fühlt sich nett an./",</text:p>
          </table:table-cell>
          <table:table-cell table:number-columns-repeated="6"/>
          <table:table-cell office:value-type="string" calcext:value-type="string">
            <text:p>Zeilennummer 2609: "* Just walking along with you guys..^1. Feels nic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7* Als mache ich etwas... wichtiges./",</text:p>
          </table:table-cell>
          <table:table-cell table:number-columns-repeated="6"/>
          <table:table-cell office:value-type="string" calcext:value-type="string">
            <text:p>Zeilennummer 2609: "\\E7* Like I'm doing something... importan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as liegt daran^1, dass wir beim Lichtvolk sind^1, Lancer./",</text:p>
          </table:table-cell>
          <table:table-cell table:number-columns-repeated="6"/>
          <table:table-cell office:value-type="string" calcext:value-type="string">
            <text:p>Zeilennummer 2609: "* That's because you're alongside the Lightners^1, Lanc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0* Der Sinn unseres Volkes ist es ihnen zu dienen./",</text:p>
          </table:table-cell>
          <table:table-cell table:number-columns-repeated="6"/>
          <table:table-cell office:value-type="string" calcext:value-type="string">
            <text:p>Zeilennummer 2609: "\\E0* Our purpose - Darkners' purpose - is to assist the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Nur so kann unser Volk vollkommen sein./",</text:p>
          </table:table-cell>
          <table:table-cell table:number-columns-repeated="6"/>
          <table:table-cell office:value-type="string" calcext:value-type="string">
            <text:p>Zeilennummer 2609: "\\E6* It's the only way we can feel truly fulfille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irklich...?/",</text:p>
          </table:table-cell>
          <table:table-cell table:number-columns-repeated="6"/>
          <table:table-cell office:value-type="string" calcext:value-type="string">
            <text:p>Zeilennummer 2609: "* Really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... aber mein Vater hasst das Lichtvolk^1. Er will es.../",</text:p>
          </table:table-cell>
          <table:table-cell table:number-columns-repeated="6"/>
          <table:table-cell office:value-type="string" calcext:value-type="string">
            <text:p>Zeilennummer 2609: "\\E4* ... but my dad hates Lightners^1. He wants t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Erscheint er dir zufrieden?/",</text:p>
          </table:table-cell>
          <table:table-cell table:number-columns-repeated="6"/>
          <table:table-cell office:value-type="string" calcext:value-type="string">
            <text:p>Zeilennummer 2609: "* Does your dad seem happy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ich..^1. weiß nicht./%",</text:p>
          </table:table-cell>
          <table:table-cell table:number-columns-repeated="6"/>
          <table:table-cell office:value-type="string" calcext:value-type="string">
            <text:p>Zeilennummer 2609: "* ... I'm..^1. not sur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ey^1, uh^1, lass uns dieses \"Sinnes\"gelaber begraben./",</text:p>
          </table:table-cell>
          <table:table-cell table:number-columns-repeated="6"/>
          <table:table-cell office:value-type="string" calcext:value-type="string">
            <text:p>Zeilennummer 2609: "* Hey^1, uh^1, let's ditch the weird \"purpose\" talk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u bist wohl nur froh, mal eine Wildbeere gegessen zu haben./",</text:p>
          </table:table-cell>
          <table:table-cell table:number-columns-repeated="6"/>
          <table:table-cell office:value-type="string" calcext:value-type="string">
            <text:p>Zeilennummer 2609: "* You're probably just glad you ate a weird ber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Yeah!^1! ich bin immer noch voller Saft!!!/",</text:p>
          </table:table-cell>
          <table:table-cell table:number-columns-repeated="6"/>
          <table:table-cell office:value-type="string" calcext:value-type="string">
            <text:p>Zeilennummer 2609: "* Yeah!^1! I'm still boost from the juice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Ich meine^1, SCHAU^1, ICH bin nicht von hier^1 und chille mit euch.../",</text:p>
          </table:table-cell>
          <table:table-cell table:number-columns-repeated="6"/>
          <table:table-cell office:value-type="string" calcext:value-type="string">
            <text:p>Zeilennummer 2609: "* I mean^1, LOOK^1, I'M not from here^1, and hanging out like thi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Ich merke, wie ich^1, üh^1, wisst ihr.../",</text:p>
          </table:table-cell>
          <table:table-cell table:number-columns-repeated="6"/>
          <table:table-cell office:value-type="string" calcext:value-type="string">
            <text:p>Zeilennummer 2609: "\\E6* I also feel kinda^1, uh^1, y'know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zufrieden bin?/",</text:p>
          </table:table-cell>
          <table:table-cell table:number-columns-repeated="6"/>
          <table:table-cell office:value-type="string" calcext:value-type="string">
            <text:p>Zeilennummer 2609: "* ... happy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Psssst^1, Nah./%",</text:p>
          </table:table-cell>
          <table:table-cell table:number-columns-repeated="6"/>
          <table:table-cell office:value-type="string" calcext:value-type="string">
            <text:p>Zeilennummer 2609: "* Psshh^1, nah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vielleicht./%",</text:p>
          </table:table-cell>
          <table:table-cell table:number-columns-repeated="6"/>
          <table:table-cell office:value-type="string" calcext:value-type="string">
            <text:p>Zeilennummer 2609: "* ... mayb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Schaut mal^1! Da ist das Schloss!/",</text:p>
          </table:table-cell>
          <table:table-cell table:number-columns-repeated="6"/>
          <table:table-cell office:value-type="string" calcext:value-type="string">
            <text:p>Zeilennummer 2609: "* Look^1, everyone^1! We can see the castl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Ja^1! Da lebe ich!/",</text:p>
          </table:table-cell>
          <table:table-cell table:number-columns-repeated="6"/>
          <table:table-cell office:value-type="string" calcext:value-type="string">
            <text:p>Zeilennummer 2609: "* Yes^1! That's where I liv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3* Ich und^1, uh.../",</text:p>
          </table:table-cell>
          <table:table-cell table:number-columns-repeated="6"/>
          <table:table-cell office:value-type="string" calcext:value-type="string">
            <text:p>Zeilennummer 2609: "\\E3* Me and^1, u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6* Mein..^1. Mein Vater./",</text:p>
          </table:table-cell>
          <table:table-cell table:number-columns-repeated="6"/>
          <table:table-cell office:value-type="string" calcext:value-type="string">
            <text:p>Zeilennummer 2609: "\\E6* My..^1. My da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as ist dieses schwarze Ding da...?/",</text:p>
          </table:table-cell>
          <table:table-cell table:number-columns-repeated="6"/>
          <table:table-cell office:value-type="string" calcext:value-type="string">
            <text:p>Zeilennummer 2609: "* What's that black thing emerging from the top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as ist der \\cYGeysir\\cW^1, Susie! Wenn wir den erreichen.../",</text:p>
          </table:table-cell>
          <table:table-cell table:number-columns-repeated="6"/>
          <table:table-cell office:value-type="string" calcext:value-type="string">
            <text:p>Zeilennummer 2609: "* That's the FOUNTAIN^1, Susie! If we can get ther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8* Kommen du und Kris nach hause!/",</text:p>
          </table:table-cell>
          <table:table-cell table:number-columns-repeated="6"/>
          <table:table-cell office:value-type="string" calcext:value-type="string">
            <text:p>Zeilennummer 2609: "\\E8* You and Kris will finally be able to go hom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Gosch^1, hat ja lange genug gedauert./",</text:p>
          </table:table-cell>
          <table:table-cell table:number-columns-repeated="6"/>
          <table:table-cell office:value-type="string" calcext:value-type="string">
            <text:p>Zeilennummer 2609: "* Jeez^1, took long enoug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2* Kris^1, Lancer^1, Los geht's!/",</text:p>
          </table:table-cell>
          <table:table-cell table:number-columns-repeated="6"/>
          <table:table-cell office:value-type="string" calcext:value-type="string">
            <text:p>Zeilennummer 2609: "\\E2* Kris^1, Lancer^1, let's go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/%",</text:p>
          </table:table-cell>
          <table:table-cell table:number-columns-repeated="6"/>
          <table:table-cell office:value-type="string" calcext:value-type="string">
            <text:p>Zeilennummer 2609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Bist du sicher^1, das es keinen anderen Weg..^1. heim gibt?/",</text:p>
          </table:table-cell>
          <table:table-cell table:number-columns-repeated="6"/>
          <table:table-cell office:value-type="string" calcext:value-type="string">
            <text:p>Zeilennummer 2609: "* Are you sure there..^1. isn't another way hom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er \\cYGeysir\\cW wird grade bewacht./",</text:p>
          </table:table-cell>
          <table:table-cell table:number-columns-repeated="6"/>
          <table:table-cell office:value-type="string" calcext:value-type="string">
            <text:p>Zeilennummer 2609: "* The FOUNTAIN is being guarded right now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enn wir da eintreten^1, ühm.../",</text:p>
          </table:table-cell>
          <table:table-cell table:number-columns-repeated="6"/>
          <table:table-cell office:value-type="string" calcext:value-type="string">
            <text:p>Zeilennummer 2609: "* If you try to go there^1, um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W..^1. wirst du..^1. verletzt^1. Und..^1./",</text:p>
          </table:table-cell>
          <table:table-cell table:number-columns-repeated="6"/>
          <table:table-cell office:value-type="string" calcext:value-type="string">
            <text:p>Zeilennummer 2609: "\\E4* Y..^1. You might..^1. get hurt^1. And..^1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AS^1? Komm schon, Lancer./",</text:p>
          </table:table-cell>
          <table:table-cell table:number-columns-repeated="6"/>
          <table:table-cell office:value-type="string" calcext:value-type="string">
            <text:p>Zeilennummer 2609: "* What^1? C'mon, Lanc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2* NIEMAND wird uns besiegen!/",</text:p>
          </table:table-cell>
          <table:table-cell table:number-columns-repeated="6"/>
          <table:table-cell office:value-type="string" calcext:value-type="string">
            <text:p>Zeilennummer 2609: "\\E2* NO ONE's gonna beat a team like u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0* Falls uns jemand zu nahe kommt^1, werden wir denjenigen.../",</text:p>
          </table:table-cell>
          <table:table-cell table:number-columns-repeated="6"/>
          <table:table-cell office:value-type="string" calcext:value-type="string">
            <text:p>Zeilennummer 2609: "\\E0* If anyone gets in our way^1, all we gotta d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... VERNICHTEN./",</text:p>
          </table:table-cell>
          <table:table-cell table:number-columns-repeated="6"/>
          <table:table-cell office:value-type="string" calcext:value-type="string">
            <text:p>Zeilennummer 2609: "\\E4* ... is CRUSH the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/%",</text:p>
          </table:table-cell>
          <table:table-cell table:number-columns-repeated="6"/>
          <table:table-cell office:value-type="string" calcext:value-type="string">
            <text:p>Zeilennummer 2609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 aber w^1-was wenn es zum^2 Kampf.../",</text:p>
          </table:table-cell>
          <table:table-cell table:number-columns-repeated="6"/>
          <table:table-cell office:value-type="string" calcext:value-type="string">
            <text:p>Zeilennummer 2609: "* ... but w^1-what if you had to figh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Dann wird jeder bluten^1, richtig^1? Keine Sorge./",</text:p>
          </table:table-cell>
          <table:table-cell table:number-columns-repeated="6"/>
          <table:table-cell office:value-type="string" calcext:value-type="string">
            <text:p>Zeilennummer 2609: "* Everybody bleeds^1, right^1? Don't worry about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4* Wer auch immer es ist^1, schmeckt den kalten Boden in Sekunden./",</text:p>
          </table:table-cell>
          <table:table-cell table:number-columns-repeated="6"/>
          <table:table-cell office:value-type="string" calcext:value-type="string">
            <text:p>Zeilennummer 2609: "\\E4* Whoever it is^1, they'll be cold on the ground before you can blink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A..^1. Aber Susie.../",</text:p>
          </table:table-cell>
          <table:table-cell table:number-columns-repeated="6"/>
          <table:table-cell office:value-type="string" calcext:value-type="string">
            <text:p>Zeilennummer 2609: "* B..^1. But Susi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as?/",</text:p>
          </table:table-cell>
          <table:table-cell table:number-columns-repeated="6"/>
          <table:table-cell office:value-type="string" calcext:value-type="string">
            <text:p>Zeilennummer 2609: "* Wha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/%",</text:p>
          </table:table-cell>
          <table:table-cell table:number-columns-repeated="6"/>
          <table:table-cell office:value-type="string" calcext:value-type="string">
            <text:p>Zeilennummer 2609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\\EC* Ich denke.../",</text:p>
          </table:table-cell>
          <table:table-cell table:number-columns-repeated="6"/>
          <table:table-cell office:value-type="string" calcext:value-type="string">
            <text:p>Zeilennummer 2609: "\\EC* I think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Ich denke ich muss los./",</text:p>
          </table:table-cell>
          <table:table-cell table:number-columns-repeated="6"/>
          <table:table-cell office:value-type="string" calcext:value-type="string">
            <text:p>Zeilennummer 2609: "* I think I need to go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uh^1? Wann kommst du wieder?/%",</text:p>
          </table:table-cell>
          <table:table-cell table:number-columns-repeated="6"/>
          <table:table-cell office:value-type="string" calcext:value-type="string">
            <text:p>Zeilennummer 2609: "* Huh^1? When're you gonna be back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.../",</text:p>
          </table:table-cell>
          <table:table-cell table:number-columns-repeated="6"/>
          <table:table-cell office:value-type="string" calcext:value-type="string">
            <text:p>Zeilennummer 2609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Nie./%",</text:p>
          </table:table-cell>
          <table:table-cell table:number-columns-repeated="6"/>
          <table:table-cell office:value-type="string" calcext:value-type="string">
            <text:p>Zeilennummer 2609: "* Neve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H..^1. Hey^1! Warte!^1! Lancer!!/",</text:p>
          </table:table-cell>
          <table:table-cell table:number-columns-repeated="6"/>
          <table:table-cell office:value-type="string" calcext:value-type="string">
            <text:p>Zeilennummer 2609: "* H..^1. Hey^1! Wait a second!^1! Lancer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Warum bist du so komisch?!/%",</text:p>
          </table:table-cell>
          <table:table-cell table:number-columns-repeated="6"/>
          <table:table-cell office:value-type="string" calcext:value-type="string">
            <text:p>Zeilennummer 2609: "* Why are you acting so weird?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609: "* S-Susie^1, warte...!/%",</text:p>
          </table:table-cell>
          <table:table-cell table:number-columns-repeated="6"/>
          <table:table-cell office:value-type="string" calcext:value-type="string">
            <text:p>Zeilennummer 2609: "* S-Susie^1, wait...!/%",</text:p>
          </table:table-cell>
          <table:table-cell table:number-columns-repeated="6"/>
        </table:table-row>
      </table:table>
      <table:table table:name="thrashcontroller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237: "Entwickelt von Lancer Industries",</text:p>
          </table:table-cell>
          <table:table-cell table:number-columns-repeated="6"/>
          <table:table-cell office:value-type="string" calcext:value-type="string">
            <text:p>Zeilennummer 2237: "Presented by Lancer Industrie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(Welche ich grade erstellt habe)",</text:p>
          </table:table-cell>
          <table:table-cell table:number-columns-repeated="6"/>
          <table:table-cell office:value-type="string" calcext:value-type="string">
            <text:p>Zeilennummer 2237: "(Which Was Just Made Up Right Now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KOPF</text:p>
          </table:table-cell>
          <table:table-cell table:number-columns-repeated="6"/>
          <table:table-cell office:value-type="string" calcext:value-type="string">
            <text:p>Zeilennummer 2237: "H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KOPF</text:p>
          </table:table-cell>
          <table:table-cell table:number-columns-repeated="6"/>
          <table:table-cell office:value-type="string" calcext:value-type="string">
            <text:p>Zeilennummer 2237: "H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KÖRPER</text:p>
          </table:table-cell>
          <table:table-cell table:number-columns-repeated="6"/>
          <table:table-cell office:value-type="string" calcext:value-type="string">
            <text:p>Zeilennummer 2237: "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KÖRPER</text:p>
          </table:table-cell>
          <table:table-cell table:number-columns-repeated="6"/>
          <table:table-cell office:value-type="string" calcext:value-type="string">
            <text:p>Zeilennummer 2237: "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CHUHE</text:p>
          </table:table-cell>
          <table:table-cell table:number-columns-repeated="6"/>
          <table:table-cell office:value-type="string" calcext:value-type="string">
            <text:p>Zeilennummer 2237: "SHO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CHUHE</text:p>
          </table:table-cell>
          <table:table-cell table:number-columns-repeated="6"/>
          <table:table-cell office:value-type="string" calcext:value-type="string">
            <text:p>Zeilennummer 2237: "SHO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(suchen)",</text:p>
          </table:table-cell>
          <table:table-cell table:number-columns-repeated="6"/>
          <table:table-cell office:value-type="string" calcext:value-type="string">
            <text:p>Zeilennummer 2237: "(SELECT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LASER",</text:p>
          </table:table-cell>
          <table:table-cell table:number-columns-repeated="6"/>
          <table:table-cell office:value-type="string" calcext:value-type="string">
            <text:p>Zeilennummer 2237: "LASER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ine zauberhafte#Waffe mit etwas#Mysterie.",</text:p>
          </table:table-cell>
          <table:table-cell table:number-columns-repeated="6"/>
          <table:table-cell office:value-type="string" calcext:value-type="string">
            <text:p>Zeilennummer 2237: "An enchanting#gun with an air#of mysticism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CHWERT",</text:p>
          </table:table-cell>
          <table:table-cell table:number-columns-repeated="6"/>
          <table:table-cell office:value-type="string" calcext:value-type="string">
            <text:p>Zeilennummer 2237: "SWOR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ine Starke#Klinge, ziert#das Schwert#bei besonderen#Anlassen.",</text:p>
          </table:table-cell>
          <table:table-cell table:number-columns-repeated="6"/>
          <table:table-cell office:value-type="string" calcext:value-type="string">
            <text:p>Zeilennummer 2237: "A tomboyish#blade reserved#for upscale#even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FLAMME",</text:p>
          </table:table-cell>
          <table:table-cell table:number-columns-repeated="6"/>
          <table:table-cell office:value-type="string" calcext:value-type="string">
            <text:p>Zeilennummer 2237: "FLAM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ie brennt#mit Leidenschaft!#Sicherlich um euch,#zu verbrennen!",</text:p>
          </table:table-cell>
          <table:table-cell table:number-columns-repeated="6"/>
          <table:table-cell office:value-type="string" calcext:value-type="string">
            <text:p>Zeilennummer 2237: "It's burning#with desire!#Sure to make#you blush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NTE",</text:p>
          </table:table-cell>
          <table:table-cell table:number-columns-repeated="6"/>
          <table:table-cell office:value-type="string" calcext:value-type="string">
            <text:p>Zeilennummer 2237: "DUC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Abfall. Du wirst#Punkte verlieren.",</text:p>
          </table:table-cell>
          <table:table-cell table:number-columns-repeated="6"/>
          <table:table-cell office:value-type="string" calcext:value-type="string">
            <text:p>Zeilennummer 2237: "Garbage. You're#going to lose#poin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BENE",</text:p>
          </table:table-cell>
          <table:table-cell table:number-columns-repeated="6"/>
          <table:table-cell office:value-type="string" calcext:value-type="string">
            <text:p>Zeilennummer 2237: "PLAI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Flaches Gestell.# Perfekt um #jemanden zu #vernichten.",</text:p>
          </table:table-cell>
          <table:table-cell table:number-columns-repeated="6"/>
          <table:table-cell office:value-type="string" calcext:value-type="string">
            <text:p>Zeilennummer 2237: "Streamlined#chassis for an#elegant#thrashin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REIFEN",</text:p>
          </table:table-cell>
          <table:table-cell table:number-columns-repeated="6"/>
          <table:table-cell office:value-type="string" calcext:value-type="string">
            <text:p>Zeilennummer 2237: "WHEE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in schnelles #Gestell für #starke#vernichtungen.",</text:p>
          </table:table-cell>
          <table:table-cell table:number-columns-repeated="6"/>
          <table:table-cell office:value-type="string" calcext:value-type="string">
            <text:p>Zeilennummer 2237: "A fast chassis#for tomboyish#thrashin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PANZER",</text:p>
          </table:table-cell>
          <table:table-cell table:number-columns-repeated="6"/>
          <table:table-cell office:value-type="string" calcext:value-type="string">
            <text:p>Zeilennummer 2237: "TAN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Gestell für #Waffenfreunde.#Die Kanonen sind#knutschbar.",</text:p>
          </table:table-cell>
          <table:table-cell table:number-columns-repeated="6"/>
          <table:table-cell office:value-type="string" calcext:value-type="string">
            <text:p>Zeilennummer 2237: "Chassis for gun's#lovers. The#cannon is highly#kissabl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NTE",</text:p>
          </table:table-cell>
          <table:table-cell table:number-columns-repeated="6"/>
          <table:table-cell office:value-type="string" calcext:value-type="string">
            <text:p>Zeilennummer 2237: "DUC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Das alleinige #Anschauen,#sorgt für einen#Punkteschwund.",</text:p>
          </table:table-cell>
          <table:table-cell table:number-columns-repeated="6"/>
          <table:table-cell office:value-type="string" calcext:value-type="string">
            <text:p>Zeilennummer 2237: "Just looking at#this is making#you lose poin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NEAKER",</text:p>
          </table:table-cell>
          <table:table-cell table:number-columns-repeated="6"/>
          <table:table-cell office:value-type="string" calcext:value-type="string">
            <text:p>Zeilennummer 2237: "SNEA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portliche Schuhe#für athletische#Vernichtungs-#Maschinen.",</text:p>
          </table:table-cell>
          <table:table-cell table:number-columns-repeated="6"/>
          <table:table-cell office:value-type="string" calcext:value-type="string">
            <text:p>Zeilennummer 2237: "Sporty shoes for#the athletic#thrashing machine#in your lif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A.RAD",</text:p>
          </table:table-cell>
          <table:table-cell table:number-columns-repeated="6"/>
          <table:table-cell office:value-type="string" calcext:value-type="string">
            <text:p>Zeilennummer 2237: "A.WH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Attraktive#Rollen, die dir#den Weg zeigen!",</text:p>
          </table:table-cell>
          <table:table-cell table:number-columns-repeated="6"/>
          <table:table-cell office:value-type="string" calcext:value-type="string">
            <text:p>Zeilennummer 2237: "Attractive#wheels, leading#the way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LAUFROLLE",</text:p>
          </table:table-cell>
          <table:table-cell table:number-columns-repeated="6"/>
          <table:table-cell office:value-type="string" calcext:value-type="string">
            <text:p>Zeilennummer 2237: "TREA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Waffenartige #Laufrolle um die#ein oder andere#Essensparty#zusprengen.",</text:p>
          </table:table-cell>
          <table:table-cell table:number-columns-repeated="6"/>
          <table:table-cell office:value-type="string" calcext:value-type="string">
            <text:p>Zeilennummer 2237: "Weaponized treads#for razing#sophisticated#dinner partie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NTE",</text:p>
          </table:table-cell>
          <table:table-cell table:number-columns-repeated="6"/>
          <table:table-cell office:value-type="string" calcext:value-type="string">
            <text:p>Zeilennummer 2237: "DUCK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Du wirst einfach#Punkte verlieren.",</text:p>
          </table:table-cell>
          <table:table-cell table:number-columns-repeated="6"/>
          <table:table-cell office:value-type="string" calcext:value-type="string">
            <text:p>Zeilennummer 2237: "You're going to#lose poin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Das ist deine Maschine. <text:s/># <text:s text:c="9"/>Zufrieden?",</text:p>
          </table:table-cell>
          <table:table-cell table:number-columns-repeated="6"/>
          <table:table-cell office:value-type="string" calcext:value-type="string">
            <text:p>Zeilennummer 2237: "This is your machine. <text:s/># <text:s text:c="9"/>Is that OK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Deine Maschine ist komplett# <text:s text:c="4"/>nutzlos, zufrieden?",</text:p>
          </table:table-cell>
          <table:table-cell table:number-columns-repeated="6"/>
          <table:table-cell office:value-type="string" calcext:value-type="string">
            <text:p>Zeilennummer 2237: "Your machine sucks ass.# <text:s text:c="9"/>Is that OK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Ja",</text:p>
          </table:table-cell>
          <table:table-cell table:number-columns-repeated="6"/>
          <table:table-cell office:value-type="string" calcext:value-type="string">
            <text:p>Zeilennummer 2237: "YE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Nein",</text:p>
          </table:table-cell>
          <table:table-cell table:number-columns-repeated="6"/>
          <table:table-cell office:value-type="string" calcext:value-type="string">
            <text:p>Zeilennummer 2237: "NO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ENDE",</text:p>
          </table:table-cell>
          <table:table-cell table:number-columns-repeated="6"/>
          <table:table-cell office:value-type="string" calcext:value-type="string">
            <text:p>Zeilennummer 2237: "EN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 <text:s/>KOPFFARBE",</text:p>
          </table:table-cell>
          <table:table-cell table:number-columns-repeated="6"/>
          <table:table-cell office:value-type="string" calcext:value-type="string">
            <text:p>Zeilennummer 2237: "HEADCOLOR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KÖRPERFARBE",</text:p>
          </table:table-cell>
          <table:table-cell table:number-columns-repeated="6"/>
          <table:table-cell office:value-type="string" calcext:value-type="string">
            <text:p>Zeilennummer 2237: "BODYCOLOR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237: "SCHUHFARBE",</text:p>
          </table:table-cell>
          <table:table-cell table:number-columns-repeated="6"/>
          <table:table-cell office:value-type="string" calcext:value-type="string">
            <text:p>Zeilennummer 2237: "SHOECOLOR",</text:p>
          </table:table-cell>
          <table:table-cell table:number-columns-repeated="6"/>
        </table:table-row>
      </table:table>
      <table:table table:name="trashmaker_event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7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222: "\\ED* Oh^1, weh^1! Oh weh mir...^1! W-was s-soll i-ich t-tun^1! Sind hier keine Helden...?/",</text:p>
          </table:table-cell>
          <table:table-cell table:number-columns-repeated="7"/>
          <table:table-cell office:value-type="string" calcext:value-type="string">
            <text:p>Zeilennummer 2222: "\\ED* Oh^1, woe^1! Woe is me...^1! Rows and rows of woes and woes^1! If only a hero would help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Lancer...^1? Ist alles OK...?/%",</text:p>
          </table:table-cell>
          <table:table-cell table:number-columns-repeated="7"/>
          <table:table-cell office:value-type="string" calcext:value-type="string">
            <text:p>Zeilennummer 2222: "* Lancer...^1? Is everything alright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Oh^1, ich bin nicht Lancer^1!^1 Nur ein kleiner niedlicher Junge!/",</text:p>
          </table:table-cell>
          <table:table-cell table:number-columns-repeated="7"/>
          <table:table-cell office:value-type="string" calcext:value-type="string">
            <text:p>Zeilennummer 2222: "* Oh^1, I'm not Lancer^1!&amp;* I'm just a sweet little boy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Warum hat ein kleiner niedlicher Junge einen Bart?/",</text:p>
          </table:table-cell>
          <table:table-cell table:number-columns-repeated="7"/>
          <table:table-cell office:value-type="string" calcext:value-type="string">
            <text:p>Zeilennummer 2222: "* Why does a sweet little boy have a mustach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Als eine Art Tarnung...?/%",</text:p>
          </table:table-cell>
          <table:table-cell table:number-columns-repeated="7"/>
          <table:table-cell office:value-type="string" calcext:value-type="string">
            <text:p>Zeilennummer 2222: "* As a disguis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... OK und was brauchst du für hilfe?/",</text:p>
          </table:table-cell>
          <table:table-cell table:number-columns-repeated="7"/>
          <table:table-cell office:value-type="string" calcext:value-type="string">
            <text:p>Zeilennummer 2222: "* ... so what kind of help do you need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Schau mal^1, ich habe diesen \\cRgemeinen Plan\\cW.../",</text:p>
          </table:table-cell>
          <table:table-cell table:number-columns-repeated="7"/>
          <table:table-cell office:value-type="string" calcext:value-type="string">
            <text:p>Zeilennummer 2222: "* See^1, I have this EVIL PLAN that I need to mak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... und warum braucht ein \"niedlicher Junge\" sowas?/",</text:p>
          </table:table-cell>
          <table:table-cell table:number-columns-repeated="7"/>
          <table:table-cell office:value-type="string" calcext:value-type="string">
            <text:p>Zeilennummer 2222: "* ... and why does a \"sweet boy\" need an evil plan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Um seine coole Freundin Susie zu beindrucken!!!/",</text:p>
          </table:table-cell>
          <table:table-cell table:number-columns-repeated="7"/>
          <table:table-cell office:value-type="string" calcext:value-type="string">
            <text:p>Zeilennummer 2222: "* To impress his cool friend Susie!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.../",</text:p>
          </table:table-cell>
          <table:table-cell table:number-columns-repeated="7"/>
          <table:table-cell office:value-type="string" calcext:value-type="string">
            <text:p>Zeilennummer 2222: "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7* (Kris^1, es geht um ihre Freundschaft...)/",</text:p>
          </table:table-cell>
          <table:table-cell table:number-columns-repeated="7"/>
          <table:table-cell office:value-type="string" calcext:value-type="string">
            <text:p>Zeilennummer 2222: "\\E7* (Kris^1, if it's for friendship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8* Nun denn^1, wir helfen gerne^1. Was sollen wir tun?/",</text:p>
          </table:table-cell>
          <table:table-cell table:number-columns-repeated="7"/>
          <table:table-cell office:value-type="string" calcext:value-type="string">
            <text:p>Zeilennummer 2222: "\\E8* Well then^1, we'll gladly help^1. What shall we do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Es steht alles auf dem Papier dort^1, du leckerer Apfel!/%",</text:p>
          </table:table-cell>
          <table:table-cell table:number-columns-repeated="7"/>
          <table:table-cell office:value-type="string" calcext:value-type="string">
            <text:p>Zeilennummer 2222: "* It's all on the paper^1, you delicious little appl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Sei einfach so fies^1, wie es geht!/",</text:p>
          </table:table-cell>
          <table:table-cell table:number-columns-repeated="7"/>
          <table:table-cell office:value-type="string" calcext:value-type="string">
            <text:p>Zeilennummer 2222: "* Just fill it with the most evil thing you can imagin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o ho ho^1! Lasst den Clown-Generierten-Spaß beginnen!/%",</text:p>
          </table:table-cell>
          <table:table-cell table:number-columns-repeated="7"/>
          <table:table-cell office:value-type="string" calcext:value-type="string">
            <text:p>Zeilennummer 2222: "* Ho ho ho^1! Let the Clown-Generated-Content begin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Wow!^1! Sieht fies aus^1!&amp;* sicher^1, dass ihr nicht insgeheim gemein seid!?/",</text:p>
          </table:table-cell>
          <table:table-cell table:number-columns-repeated="7"/>
          <table:table-cell office:value-type="string" calcext:value-type="string">
            <text:p>Zeilennummer 2222: "* Wow!^1! Looks nasty^1!&amp;* Are you sure you aren't evil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ühm^1, ja^1, ich denke^1, wir sind einfach gut in sowas./%",</text:p>
          </table:table-cell>
          <table:table-cell table:number-columns-repeated="7"/>
          <table:table-cell office:value-type="string" calcext:value-type="string">
            <text:p>Zeilennummer 2222: "* Err^1, no^1, I suppose we just have a knack for it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aha^1, reingelegt^1, Idioten!/",</text:p>
          </table:table-cell>
          <table:table-cell table:number-columns-repeated="7"/>
          <table:table-cell office:value-type="string" calcext:value-type="string">
            <text:p>Zeilennummer 2222: "* Haha^1, tricked you^1, idiot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Tu NIEMALS das^1, was ANDERE für einen erledigen können!/%",</text:p>
          </table:table-cell>
          <table:table-cell table:number-columns-repeated="7"/>
          <table:table-cell office:value-type="string" calcext:value-type="string">
            <text:p>Zeilennummer 2222: "* NEVER do something someone else can do FOR you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eheh!!!/%",</text:p>
          </table:table-cell>
          <table:table-cell table:number-columns-repeated="7"/>
          <table:table-cell office:value-type="string" calcext:value-type="string">
            <text:p>Zeilennummer 2222: "* Heheheheh!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Das Ding hat nicht mal irgendwelche schwachpunkte!!/%",</text:p>
          </table:table-cell>
          <table:table-cell table:number-columns-repeated="7"/>
          <table:table-cell office:value-type="string" calcext:value-type="string">
            <text:p>Zeilennummer 2222: "* Heheh^1, you didn't even give it any weak points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es sieht sogar sehr gut aus!/%",</text:p>
          </table:table-cell>
          <table:table-cell table:number-columns-repeated="7"/>
          <table:table-cell office:value-type="string" calcext:value-type="string">
            <text:p>Zeilennummer 2222: "* Heheh^1, it's even kinda high-class lookin'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es sieht sogar schnell aus!/%",</text:p>
          </table:table-cell>
          <table:table-cell table:number-columns-repeated="7"/>
          <table:table-cell office:value-type="string" calcext:value-type="string">
            <text:p>Zeilennummer 2222: "* Heheh^1, it even looks kinda fas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es sieht sogar fast niedlich aus!/%",</text:p>
          </table:table-cell>
          <table:table-cell table:number-columns-repeated="7"/>
          <table:table-cell office:value-type="string" calcext:value-type="string">
            <text:p>Zeilennummer 2222: "* Heheh^1, it almost looks kinda cut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dieses Ding^1, sieht aus wie.../",</text:p>
          </table:table-cell>
          <table:table-cell table:number-columns-repeated="7"/>
          <table:table-cell office:value-type="string" calcext:value-type="string">
            <text:p>Zeilennummer 2222: "* Heheh^1, this thing's^1, lik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0* .../",</text:p>
          </table:table-cell>
          <table:table-cell table:number-columns-repeated="7"/>
          <table:table-cell office:value-type="string" calcext:value-type="string">
            <text:p>Zeilennummer 2222: "\\E0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6* Uhhh^1, hey^1, warum sieht das Ding so aus, .../",</text:p>
          </table:table-cell>
          <table:table-cell table:number-columns-repeated="7"/>
          <table:table-cell office:value-type="string" calcext:value-type="string">
            <text:p>Zeilennummer 2222: "\\E6* Uhhh^1, hey^1, why did you draw something^1, like,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... als wurde es zur Kußübung entworfen?/",</text:p>
          </table:table-cell>
          <table:table-cell table:number-columns-repeated="7"/>
          <table:table-cell office:value-type="string" calcext:value-type="string">
            <text:p>Zeilennummer 2222: "* ... it looks like you guys wanna kis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(Es ist OK seine tiefen Gedanken zum Ausdruck zu bringen^1, Kris.)/%",</text:p>
          </table:table-cell>
          <table:table-cell table:number-columns-repeated="7"/>
          <table:table-cell office:value-type="string" calcext:value-type="string">
            <text:p>Zeilennummer 2222: "* (It's OK to express yourself^1, Kris.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eheh^1, es sieht irgebdwie cool aus!/%",</text:p>
          </table:table-cell>
          <table:table-cell table:number-columns-repeated="7"/>
          <table:table-cell office:value-type="string" calcext:value-type="string">
            <text:p>Zeilennummer 2222: "* Heheh^1, it even looks kinda cool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3* Heheheheh...!/",</text:p>
          </table:table-cell>
          <table:table-cell table:number-columns-repeated="7"/>
          <table:table-cell office:value-type="string" calcext:value-type="string">
            <text:p>Zeilennummer 2222: "\\E3* Heheheheh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6* ... uhh^1, wusste nicht^1, dass ihr Waffen so sehr begiert./%",</text:p>
          </table:table-cell>
          <table:table-cell table:number-columns-repeated="7"/>
          <table:table-cell office:value-type="string" calcext:value-type="string">
            <text:p>Zeilennummer 2222: "\\E6* ... uhh^1, didn't know you guys liked guns that much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3* Heheheheh...!/",</text:p>
          </table:table-cell>
          <table:table-cell table:number-columns-repeated="7"/>
          <table:table-cell office:value-type="string" calcext:value-type="string">
            <text:p>Zeilennummer 2222: "\\E3* Heheheheh...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1* .../",</text:p>
          </table:table-cell>
          <table:table-cell table:number-columns-repeated="7"/>
          <table:table-cell office:value-type="string" calcext:value-type="string">
            <text:p>Zeilennummer 2222: "\\E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0* .../",</text:p>
          </table:table-cell>
          <table:table-cell table:number-columns-repeated="7"/>
          <table:table-cell office:value-type="string" calcext:value-type="string">
            <text:p>Zeilennummer 2222: "\\E0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6* Es ist nur eine Ente?/%",</text:p>
          </table:table-cell>
          <table:table-cell table:number-columns-repeated="7"/>
          <table:table-cell office:value-type="string" calcext:value-type="string">
            <text:p>Zeilennummer 2222: "\\E6* It's just a duck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Jungs^1? Dieser gemeine Plan..^1. ist komplett nutzlos./",</text:p>
          </table:table-cell>
          <table:table-cell table:number-columns-repeated="7"/>
          <table:table-cell office:value-type="string" calcext:value-type="string">
            <text:p>Zeilennummer 2222: "* Guys^1? This evil plan..^1. sucks as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Bin ich in irgendeinerweise schuld?/",</text:p>
          </table:table-cell>
          <table:table-cell table:number-columns-repeated="7"/>
          <table:table-cell office:value-type="string" calcext:value-type="string">
            <text:p>Zeilennummer 2222: "* Am I at fault in any way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Nah^1, du warst gut./",</text:p>
          </table:table-cell>
          <table:table-cell table:number-columns-repeated="7"/>
          <table:table-cell office:value-type="string" calcext:value-type="string">
            <text:p>Zeilennummer 2222: "* Nah^1, you're goo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Oho^1! Die Fiesen kommen mal wieder ungeschoren davon!!/",</text:p>
          </table:table-cell>
          <table:table-cell table:number-columns-repeated="7"/>
          <table:table-cell office:value-type="string" calcext:value-type="string">
            <text:p>Zeilennummer 2222: "* Oho^1! The bad guys get off scot-free again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Wir Vernichten euch später^1, Idioten!!!/%",</text:p>
          </table:table-cell>
          <table:table-cell table:number-columns-repeated="7"/>
          <table:table-cell office:value-type="string" calcext:value-type="string">
            <text:p>Zeilennummer 2222: "* Thrash-you-later^1, you fools!!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Okay./%",</text:p>
          </table:table-cell>
          <table:table-cell table:number-columns-repeated="7"/>
          <table:table-cell office:value-type="string" calcext:value-type="string">
            <text:p>Zeilennummer 2222: "* Oka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Gut gemacht^1, Lancer^1!&amp;* Die sitzen^1, wie Enten^1, in der Falle!/",</text:p>
          </table:table-cell>
          <table:table-cell table:number-columns-repeated="7"/>
          <table:table-cell office:value-type="string" calcext:value-type="string">
            <text:p>Zeilennummer 2222: "* Anyway^1, great job^1, Lancer^1!&amp;* They were sitting duck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* Hahaha^1, Ja^1! Und das alles^1, dank unserer Feinde!/",</text:p>
          </table:table-cell>
          <table:table-cell table:number-columns-repeated="7"/>
          <table:table-cell office:value-type="string" calcext:value-type="string">
            <text:p>Zeilennummer 2222: "* Hahaha^1, yes^1! And it's all thanks to our enemie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2222: "\\EE* Vielen Herzlichen dank!!&amp;* Wir^1 Vernichten euch später!!/%",</text:p>
          </table:table-cell>
          <table:table-cell table:number-columns-repeated="7"/>
          <table:table-cell office:value-type="string" calcext:value-type="string">
            <text:p>Zeilennummer 2222: "\\EE* Thank you very much!!^1!&amp;* Thrash-you-later!!/%",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36:08.072000000</meta:creation-date>
    <dc:date>2023-06-18T22:42:04.468000000</dc:date>
    <meta:editing-duration>PT5M55S</meta:editing-duration>
    <meta:editing-cycles>4</meta:editing-cycles>
    <meta:generator>LibreOffice/7.4.3.2$Windows_X86_64 LibreOffice_project/1048a8393ae2eeec98dff31b5c133c5f1d08b890</meta:generator>
    <meta:document-statistic meta:table-count="4" meta:cell-count="446" meta:object-count="0"/>
  </office:meta>
</office:document-meta>
</file>